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55b8" officeooo:paragraph-rsid="001b55b8"/>
    </style:style>
    <style:style style:name="P2" style:family="paragraph" style:parent-style-name="Standard">
      <style:text-properties officeooo:rsid="001c90c5" officeooo:paragraph-rsid="001c90c5"/>
    </style:style>
    <style:style style:name="P3" style:family="paragraph" style:parent-style-name="Standard">
      <style:text-properties officeooo:rsid="001dd8ef" officeooo:paragraph-rsid="001dd8ef"/>
    </style:style>
    <style:style style:name="P4" style:family="paragraph" style:parent-style-name="Standard">
      <style:text-properties officeooo:rsid="001f5090" officeooo:paragraph-rsid="001f5090"/>
    </style:style>
    <style:style style:name="P5" style:family="paragraph" style:parent-style-name="Standard">
      <style:text-properties officeooo:rsid="00212633" officeooo:paragraph-rsid="00212633"/>
    </style:style>
    <style:style style:name="P6" style:family="paragraph" style:parent-style-name="Standard">
      <style:text-properties officeooo:rsid="0022c85d" officeooo:paragraph-rsid="0022c85d"/>
    </style:style>
    <style:style style:name="P7" style:family="paragraph" style:parent-style-name="Standard">
      <style:text-properties officeooo:paragraph-rsid="0022c85d"/>
    </style:style>
    <style:style style:name="P8" style:family="paragraph" style:parent-style-name="Standard">
      <style:text-properties officeooo:rsid="002494d8" officeooo:paragraph-rsid="002494d8"/>
    </style:style>
    <style:style style:name="P9" style:family="paragraph" style:parent-style-name="Standard">
      <style:text-properties officeooo:rsid="0028389d" officeooo:paragraph-rsid="0028389d"/>
    </style:style>
    <style:style style:name="P10" style:family="paragraph" style:parent-style-name="Standard">
      <style:text-properties officeooo:rsid="0028389d" officeooo:paragraph-rsid="0029f65c"/>
    </style:style>
    <style:style style:name="P11" style:family="paragraph" style:parent-style-name="Standard">
      <style:text-properties officeooo:rsid="0028389d" officeooo:paragraph-rsid="0029f979"/>
    </style:style>
    <style:style style:name="P12" style:family="paragraph" style:parent-style-name="Standard">
      <style:text-properties officeooo:rsid="0029f65c" officeooo:paragraph-rsid="0029f65c"/>
    </style:style>
    <style:style style:name="P13" style:family="paragraph" style:parent-style-name="Standard">
      <style:text-properties officeooo:rsid="0029f979" officeooo:paragraph-rsid="0029f979"/>
    </style:style>
    <style:style style:name="P14" style:family="paragraph" style:parent-style-name="Standard">
      <style:text-properties officeooo:rsid="002a0b67" officeooo:paragraph-rsid="002b0b0b"/>
    </style:style>
    <style:style style:name="P15" style:family="paragraph" style:parent-style-name="Standard">
      <style:text-properties officeooo:rsid="002b0b0b" officeooo:paragraph-rsid="002b0b0b"/>
    </style:style>
    <style:style style:name="P16" style:family="paragraph" style:parent-style-name="Standard">
      <style:text-properties officeooo:rsid="002cc144" officeooo:paragraph-rsid="002cc144"/>
    </style:style>
    <style:style style:name="P17" style:family="paragraph" style:parent-style-name="Standard">
      <style:text-properties officeooo:rsid="002cfa8d" officeooo:paragraph-rsid="002cfa8d"/>
    </style:style>
    <style:style style:name="P18" style:family="paragraph" style:parent-style-name="Standard">
      <style:text-properties officeooo:rsid="002d1286" officeooo:paragraph-rsid="002d1286"/>
    </style:style>
    <style:style style:name="P19" style:family="paragraph" style:parent-style-name="Standard">
      <style:text-properties officeooo:rsid="002e738d" officeooo:paragraph-rsid="002e738d"/>
    </style:style>
    <style:style style:name="P20" style:family="paragraph" style:parent-style-name="Table_20_Contents">
      <style:text-properties officeooo:rsid="001b55b8" officeooo:paragraph-rsid="001b55b8"/>
    </style:style>
    <style:style style:name="P21" style:family="paragraph" style:parent-style-name="Standard">
      <style:text-properties officeooo:rsid="002b0b0b" officeooo:paragraph-rsid="002b0b0b"/>
    </style:style>
    <style:style style:name="T1" style:family="text">
      <style:text-properties officeooo:rsid="001dbb53"/>
    </style:style>
    <style:style style:name="T2" style:family="text">
      <style:text-properties officeooo:rsid="001dd8ef"/>
    </style:style>
    <style:style style:name="T3" style:family="text">
      <style:text-properties officeooo:rsid="00212633"/>
    </style:style>
    <style:style style:name="T4" style:family="text">
      <style:text-properties officeooo:rsid="0022b609"/>
    </style:style>
    <style:style style:name="T5" style:family="text">
      <style:text-properties officeooo:rsid="0022c85d"/>
    </style:style>
    <style:style style:name="T6" style:family="text">
      <style:text-properties officeooo:rsid="002494d8"/>
    </style:style>
    <style:style style:name="T7" style:family="text">
      <style:text-properties officeooo:rsid="0027e6c6"/>
    </style:style>
    <style:style style:name="T8" style:family="text">
      <style:text-properties officeooo:rsid="0028389d"/>
    </style:style>
    <style:style style:name="T9" style:family="text">
      <style:text-properties officeooo:rsid="0029f65c"/>
    </style:style>
    <style:style style:name="T10" style:family="text">
      <style:text-properties officeooo:rsid="0029f979"/>
    </style:style>
    <style:style style:name="T11" style:family="text">
      <style:text-properties officeooo:rsid="002a0b67"/>
    </style:style>
    <style:style style:name="T12" style:family="text">
      <style:text-properties officeooo:rsid="002b0b0b"/>
    </style:style>
    <style:style style:name="T13" style:family="text">
      <style:text-properties officeooo:rsid="002cc144"/>
    </style:style>
    <style:style style:name="T14" style:family="text">
      <style:text-properties officeooo:rsid="002cfa8d"/>
    </style:style>
    <style:style style:name="T15" style:family="text">
      <style:text-properties officeooo:rsid="002d1286"/>
    </style:style>
    <style:style style:name="T16" style:family="text">
      <style:text-properties officeooo:rsid="002e7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276391048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0">1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1276394986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>1</text:p>
          </table:table-cell>
          <table:table-cell table:style-name="Table1.C2" office:value-type="string">
            <text:p text:style-name="P20">2</text:p>
          </table:table-cell>
        </table:table-row>
      </table:table>
      <text:p text:style-name="Standard"/>
      <text:p text:style-name="P2">SQL:</text:p>
      <text:p text:style-name="P2"/>
      <text:p text:style-name="P2">SQL, or structured query language is a special purpose programming language used to interac with relational databases. Generally, SQL keywords are written in all caps, and queries are terminated with a semicolon. When we want to return data from a database <text:span text:style-name="T1">we generally use the SELECT keyword. </text:span></text:p>
      <text:p text:style-name="P1">Select statements:</text:p>
      <text:p text:style-name="P1"/>
      <text:p text:style-name="P1">Most often, we query a database to receive some subset of the data in that database. To do this we use select statements. Here’s a simple one.</text:p>
      <text:p text:style-name="P1"/>
      <text:p text:style-name="P1">SELECT * FROM ‘snow’;</text:p>
      <text:p text:style-name="P1"/>
      <text:p text:style-name="P1">Lets go over this code snippet together. The ‘<text:span text:style-name="T1">SELECT</text:span>’ returns a subset of the information in the database. The * is the simplest WILDCARD character. It stands in for other information. <text:span text:style-name="T1">In this case it’s standing in for the row names. </text:span>FROM indicates the table that <text:span text:style-name="T1">we’re accessing. In this case we’re getting the information from the ‘snow’ table. So this statement returns all data from the ‘snow’ database. The snow database has 39,784 rows. </text:span><text:span text:style-name="T2">W</text:span><text:span text:style-name="T1">e probably don’t actually want to scroll through all that manually. Lets think about how we might want to narrow things down. The first thing we want to do when we </text:span><text:span text:style-name="T2">encounter a new dataset is to start understanding it. A good place to start is to look at the first few entries. In MySQL, we use the LIMIT command to do this. If we want the first 5 rows, we might use this.</text:span></text:p>
      <text:p text:style-name="P1"/>
      <text:p text:style-name="P3">SELECT * FROM ‘snow’ LIMIT 5;</text:p>
      <text:p text:style-name="P3"/>
      <text:p text:style-name="P4">Take a minute to log into your practice database and run the command.</text:p>
      <text:p text:style-name="P4"/>
      <text:p text:style-name="P4">Note that the LIMIT keyword might not work with all RMDBS programs, <text:span text:style-name="T3">consult the documentation, stack overflow or your favorite search engine to find the method of choice</text:span>. </text:p>
      <text:p text:style-name="P4"/>
      <text:p text:style-name="P5">Anyway we see the column names and <text:span text:style-name="T4">the first 5 entries in our table. Lets just look at a couple of columns. Lets say that we want to know the </text:span><text:span text:style-name="T5">latitude</text:span><text:span text:style-name="T4"> and </text:span><text:span text:style-name="T5">longitude</text:span><text:span text:style-name="T4"> of the first 5 entries in our table. </text:span></text:p>
      <text:p text:style-name="P5"/>
      <text:p text:style-name="P6">We could go </text:p>
      <text:p text:style-name="P6"/>
      <text:p text:style-name="P6">SELECT latitude, longitude FROM ‘snow’ LIMIT 5;</text:p>
      <text:p text:style-name="P6"/>
      <text:p text:style-name="P6">lets practice this a bit </text:p>
      <text:p text:style-name="P6"/>
      <text:p text:style-name="P6">Excercise 1 <text:span text:style-name="T13">(15 min)</text:span>: return the following information from the table ‘snow’</text:p>
      <text:p text:style-name="P6"/>
      <text:p text:style-name="P6">The truck id and latitude of the first 5 entries;</text:p>
      <text:p text:style-name="P7"><text:span text:style-name="T5">the </text:span>address <text:span text:style-name="T6">and date fixed of the first 15 entries;</text:span></text:p>
      <text:p text:style-name="P8">the id and repair type of the first 10 entries;</text:p>
      <text:p text:style-name="P7"/>
      <text:p text:style-name="P8">Great. Now we’ll introduce another super important keyword WHERE</text:p>
      <text:p text:style-name="P8"/>
      <text:p text:style-name="P8"><text:soft-page-break/>The WHERE keyword is used to filter the results that are returned in order to get a simple subset of the total table that match a certain condition. For example, lets say we were interested in just one truck. <text:span text:style-name="T7">We’ll use truck 178 since that’s the one being recorded in our first piece of data.</text:span><text:span text:style-name="T8"> </text:span></text:p>
      <text:p text:style-name="P8"/>
      <text:p text:style-name="P9">SELECT * FROM snow WHERE truck_name = 178;</text:p>
      <text:p text:style-name="P9"/>
      <text:p text:style-name="P12">We can also use the keywords AND OR and NOT to add further conditions on what we want to return. For example, lets take a look at when truck 178 is moving south. </text:p>
      <text:p text:style-name="P12"/>
      <text:p text:style-name="P10">SELECT * FROM snow WHERE truck_name = 178 <text:span text:style-name="T9">AND strHeading = ‘S’</text:span>;</text:p>
      <text:p text:style-name="P10"/>
      <text:p text:style-name="P13">Lets take a look at all the rest of the datapoints from truck 178.</text:p>
      <text:p text:style-name="P13"/>
      <text:p text:style-name="P11">SELECT * FROM snow WHERE truck_name = 178 <text:span text:style-name="T9">AND </text:span><text:span text:style-name="T10">NOT </text:span><text:span text:style-name="T9">strHeading = ‘S’</text:span>;</text:p>
      <text:p text:style-name="P11"/>
      <text:p text:style-name="P13">We can complicate things further using parentheses. For instance, say we want all the entries from truck 178, when the truck is moving south, southeast or southwest. </text:p>
      <text:p text:style-name="P13"/>
      <text:p text:style-name="P11">SELECT * FROM snow WHERE truck_name = 178 <text:span text:style-name="T9">AND </text:span><text:span text:style-name="T10">(</text:span><text:span text:style-name="T9">strHeading = ‘S’ </text:span><text:span text:style-name="T10">OR strHeading = ‘SE’ OR strHeading = ‘SW’)</text:span>;</text:p>
      <text:p text:style-name="P11"/>
      <text:p text:style-name="P13"><text:span text:style-name="T11">EX 2</text:span>: </text:p>
      <text:p text:style-name="P13"/>
      <text:p text:style-name="P13">What might happen if you didn’t use parentheses? <text:span text:style-name="T11">why</text:span>? <text:span text:style-name="T11">Try it!</text:span>(<text:span text:style-name="T11">10</text:span> minutes) </text:p>
      <text:p text:style-name="P11"/>
      <text:p text:style-name="P11"/>
      <text:p text:style-name="P14">This seems like a good place to introduce our next WILDCARD operator. <text:span text:style-name="T12">We could simplify that last query by using the ‘%’ wildcard, which stands in for any number of any other characters, including 0;</text:span></text:p>
      <text:p text:style-name="P14"/>
      <text:p text:style-name="P15">We could write it like this:</text:p>
      <text:p text:style-name="P14"/>
      <text:p text:style-name="P15">SELECT * FROM snow WHERE truck_name = 178 AND strHeading LIKE ‘S%’;</text:p>
      <text:p text:style-name="P14"/>
      <text:p text:style-name="P15">We’d use LIKE rather than = because we’re matching a pattern rather than an exact statement. In this case it’d look for all entries that start with S, we could also put the % at the beginning of our string to get all entries ending in a letter. For example:</text:p>
      <text:p text:style-name="P14"/>
      <text:p text:style-name="P15">SELECT * FROM snow WHERE truck_name = 178 AND strHeading LIKE ‘%E’;</text:p>
      <text:p text:style-name="P14"/>
      <text:p text:style-name="P15">Would return all entries where the truck was heading East, Northeast, or Northwest. We could also put the % in between two characters to find all strings starting and ending with the specified characters. <text:span text:style-name="T13">Here’s an example using the other table in our database.</text:span></text:p>
      <text:p text:style-name="P15"/>
      <text:p text:style-name="P15"/>
      <text:p text:style-name="P16">SELECT * FROM <text:span text:style-name="T14">truck_info WHERE model LIKE ‘f%0’;</text:span></text:p>
      <text:p text:style-name="P15"/>
      <text:p text:style-name="P16">There’s one more really handy tool that I want to introduce before we take some time to explore our <text:s/><text:span text:style-name="T14">database independently. It’s the DISTINCT keyword. DISTINCT is used to return all the unique values in a column. <text:s/>We’ve been looking up all the info on truck 178 because it was the first one that showed up in the table, lets see what other trucks are available. </text:span></text:p>
      <text:p text:style-name="P16"/>
      <text:p text:style-name="P17"><text:soft-page-break/>SELECT DISTINCT <text:span text:style-name="T15">truck_name FROM snow;</text:span></text:p>
      <text:p text:style-name="P17"/>
      <text:p text:style-name="P18">Turns out there are only 32 Trucks to deal with. They’re returned in the order <text:span text:style-name="T16">they appear in the db </text:span>We can also look for distinct combinations of values by adding in other columns.</text:p>
      <text:p text:style-name="P18"/>
      <text:p text:style-name="P18">SELECT DISTINCT truck_name, strHeading FROM snow;</text:p>
      <text:p text:style-name="P18"/>
      <text:p text:style-name="P19">Returns every combination of truck and heading in the database.</text:p>
      <text:p text:style-name="P19"/>
      <text:p text:style-name="P19">So <text:s/>in summary we’ve covered SQL queries built by combining the keywords:</text:p>
      <text:p text:style-name="P19"/>
      <text:p text:style-name="P19">SELECT, FROM, and WHERE</text:p>
      <text:p text:style-name="P19"/>
      <text:p text:style-name="P19">with operators like </text:p>
      <text:p text:style-name="P19"/>
      <text:p text:style-name="P19">AND, OR, and NOT, LIKE, (), and = </text:p>
      <text:p text:style-name="P19"/>
      <text:p text:style-name="P19">and the wildcards *, %</text:p>
      <text:p text:style-name="P19"/>
      <text:p text:style-name="P19">as well as the DISTINCT keyword.</text:p>
      <text:p text:style-name="P19"/>
      <text:p text:style-name="P19">Now you have everything you need to star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5:23:02.732669490</meta:creation-date>
    <dc:date>2022-06-10T14:52:52.872034332</dc:date>
    <meta:editing-duration>P6DT17H49M18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3" meta:paragraph-count="50" meta:word-count="917" meta:character-count="5051" meta:non-whitespace-character-count="4167"/>
  </office:meta>
</office:document-meta>
</file>